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4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c4075" officeooo:paragraph-rsid="001a06fb"/>
    </style:style>
    <style:style style:name="P3" style:family="paragraph" style:parent-style-name="Table_20_Contents">
      <style:paragraph-properties style:snap-to-layout-grid="false"/>
      <style:text-properties officeooo:rsid="0011e611" officeooo:paragraph-rsid="001b204b"/>
    </style:style>
    <style:style style:name="P4" style:family="paragraph" style:parent-style-name="Text_20_body">
      <style:paragraph-properties fo:keep-with-next="always"/>
    </style:style>
    <style:style style:name="P5" style:family="paragraph" style:parent-style-name="Table_20_Heading">
      <style:paragraph-properties style:snap-to-layout-grid="false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11e611" officeooo:paragraph-rsid="0011e611"/>
    </style:style>
    <style:style style:name="P8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1e611" officeooo:paragraph-rsid="0011e611"/>
    </style:style>
    <style:style style:name="P9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3ab4e" officeooo:paragraph-rsid="0013ab4e"/>
    </style:style>
    <style:style style:name="P10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11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2" style:family="paragraph" style:parent-style-name="Table_20_Contents">
      <style:paragraph-properties style:snap-to-layout-grid="false"/>
      <style:text-properties officeooo:rsid="0011e611" officeooo:paragraph-rsid="001ca8e9"/>
    </style:style>
    <style:style style:name="P13" style:family="paragraph" style:parent-style-name="Table_20_Contents">
      <style:paragraph-properties style:snap-to-layout-grid="false"/>
      <style:text-properties officeooo:rsid="001c4075" officeooo:paragraph-rsid="001ca8e9"/>
    </style:style>
    <style:style style:name="P14" style:family="paragraph" style:parent-style-name="Table_20_Contents">
      <style:paragraph-properties style:snap-to-layout-grid="false"/>
      <style:text-properties officeooo:paragraph-rsid="001ca8e9"/>
    </style:style>
    <style:style style:name="T1" style:family="text">
      <style:text-properties officeooo:rsid="0017ef27"/>
    </style:style>
    <style:style style:name="T2" style:family="text">
      <style:text-properties officeooo:rsid="00191f5d"/>
    </style:style>
    <style:style style:name="T3" style:family="text">
      <style:text-properties officeooo:rsid="00230cd0"/>
    </style:style>
    <style:style style:name="T4" style:family="text">
      <style:text-properties officeooo:rsid="001ca8e9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0" text:outline-level="2"><text:file-name text:display="name">UC03.11.00 - Manter Tipo de Cur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5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5">Data</text:p>
          </table:table-cell>
          <table:table-cell table:style-name="Tabela1.A2" office:value-type="string">
            <text:p text:style-name="P5">Autor</text:p>
          </table:table-cell>
          <table:table-cell table:style-name="Tabela1.C2" office:value-type="string">
            <text:p text:style-name="P5">Descrição</text:p>
          </table:table-cell>
        </table:table-row>
        <table:table-row table:style-name="Tabela1.1">
          <table:table-cell table:style-name="Tabela1.A2" office:value-type="string">
            <text:p text:style-name="P3">0<text:span text:style-name="T3">5</text:span>/0<text:span text:style-name="T3">9</text:span>/11</text:p>
          </table:table-cell>
          <table:table-cell table:style-name="Tabela1.A2" office:value-type="string">
            <text:p text:style-name="P2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  <table:table-row table:style-name="Tabela1.1">
          <table:table-cell table:style-name="Tabela1.A4" office:value-type="date" office:date-value="2011-09-10">
            <text:p text:style-name="P12"><text:span text:style-name="T4">10/09/11</text:span></text:p>
          </table:table-cell>
          <table:table-cell table:style-name="Tabela1.A2" office:value-type="string">
            <text:p text:style-name="P13"><text:span text:style-name="T4">Marcio Belo</text:span></text:p>
          </table:table-cell>
          <table:table-cell table:style-name="Tabela1.C2" office:value-type="string">
            <text:p text:style-name="P14"><text:span text:style-name="T4">Revisão.</text:span></text:p>
          </table:table-cell>
        </table:table-row>
      </table:table>
      <text:h text:style-name="P11" text:outline-level="3">Pré-condições</text:h>
      <text:list xml:id="list780760135" text:style-name="WW8Num5">
        <text:list-item>
          <text:p text:style-name="P8">Usuário deve ter permissão de acesso;</text:p>
        </text:list-item>
        <text:list-item>
          <text:p text:style-name="P8">Usuário acionou a opção Cadastro &gt;&gt; <text:span text:style-name="T1">Tipo Curso</text:span></text:p>
        </text:list-item>
      </text:list>
      <text:h text:style-name="P11" text:outline-level="3">Atores</text:h>
      <text:p text:style-name="Text_20_body">Coordenador (primário)</text:p>
      <text:h text:style-name="P11" text:outline-level="3">Fluxo Principal</text:h>
      <text:list xml:id="list489625720" text:continue-list="list780760135" text:style-name="WW8Num5">
        <text:list-item text:start-value="1">
          <text:p text:style-name="P8">Sistema exibe uma lista de <text:span text:style-name="T2">Tipos de Cursos</text:span>, onde em cada linha exibe:</text:p>
          <text:list>
            <text:list-item>
              <text:p text:style-name="P8">Nome do <text:span text:style-name="T2">Tipo de Curso</text:span></text:p>
            </text:list-item>
            <text:list-item>
              <text:p text:style-name="P8">Opção Alterar</text:p>
            </text:list-item>
            <text:list-item>
              <text:p text:style-name="P9">Opção Excluir</text:p>
            </text:list-item>
          </text:list>
        </text:list-item>
        <text:list-item>
          <text:p text:style-name="P8">Sistema exibe a opção Incluir</text:p>
        </text:list-item>
        <text:list-item>
          <text:p text:style-name="P8">Caso de uso é encerado.</text:p>
        </text:list-item>
      </text:list>
      <text:h text:style-name="P11" text:outline-level="3">Pós-condições</text:h>
      <text:list xml:id="list1401049212" text:continue-list="list489625720" text:style-name="WW8Num5">
        <text:list-item text:start-value="1">
          <text:p text:style-name="P8">Sistema exibiu os <text:span text:style-name="T2">Tipos de cursos</text:span>;</text:p>
        </text:list-item>
      </text:list>
      <text:h text:style-name="P11" text:outline-level="3">Regras de Negócio</text:h>
      <text:p text:style-name="P7">N/A.</text:p>
      <text:p text:style-name="P6"/>
      <text:p text:style-name="P6"/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10T12:32:20</dc:date>
    <meta:editing-cycles>17</meta:editing-cycles>
    <meta:editing-duration>PT00H25M44S</meta:editing-duration>
    <meta:generator>OpenOffice.org/3.2$Linux OpenOffice.org_project/320m19$Build-9505</meta:generator>
    <meta:document-statistic meta:table-count="1" meta:image-count="0" meta:object-count="0" meta:page-count="1" meta:paragraph-count="27" meta:word-count="97" meta:character-count="565"/>
    <dc:creator>mbelo </dc:creator>
    <meta:user-defined meta:name="_DocHome" meta:value-type="float">1971586133</meta:user-defined>
  </office:meta>
</office:document-meta>
</file>